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4bd69" officeooo:paragraph-rsid="0014bd69"/>
    </style:style>
    <style:style style:name="P2" style:family="paragraph" style:parent-style-name="Standard">
      <style:text-properties officeooo:rsid="0014bd69" officeooo:paragraph-rsid="00192ad2"/>
    </style:style>
    <style:style style:name="P3" style:family="paragraph" style:parent-style-name="Standard">
      <style:text-properties officeooo:rsid="0016b164" officeooo:paragraph-rsid="0016b164"/>
    </style:style>
    <style:style style:name="P4" style:family="paragraph" style:parent-style-name="Standard">
      <style:text-properties officeooo:rsid="00192ad2" officeooo:paragraph-rsid="00192ad2"/>
    </style:style>
    <style:style style:name="P5" style:family="paragraph" style:parent-style-name="Standard">
      <style:text-properties fo:color="#ff0066" fo:language="pt" fo:country="PT" officeooo:rsid="0014bd69" officeooo:paragraph-rsid="0014bd69"/>
    </style:style>
    <style:style style:name="P6" style:family="paragraph" style:parent-style-name="Standard">
      <style:text-properties fo:color="#ff0066" officeooo:rsid="0019ea9f" officeooo:paragraph-rsid="0019ea9f"/>
    </style:style>
    <style:style style:name="P7" style:family="paragraph" style:parent-style-name="Standard">
      <style:text-properties officeooo:rsid="001a2f30" officeooo:paragraph-rsid="001a2f30"/>
    </style:style>
    <style:style style:name="P8" style:family="paragraph" style:parent-style-name="Standard">
      <style:text-properties officeooo:rsid="001ae3b3" officeooo:paragraph-rsid="001ae3b3"/>
    </style:style>
    <style:style style:name="P9" style:family="paragraph" style:parent-style-name="Standard">
      <style:text-properties fo:color="#ff00cc" officeooo:rsid="001b50a7" officeooo:paragraph-rsid="001b50a7"/>
    </style:style>
    <style:style style:name="P10" style:family="paragraph" style:parent-style-name="Standard">
      <style:text-properties officeooo:rsid="001a2f30" officeooo:paragraph-rsid="001b50a7"/>
    </style:style>
    <style:style style:name="P11" style:family="paragraph" style:parent-style-name="Standard">
      <style:text-properties officeooo:rsid="0019ea9f" officeooo:paragraph-rsid="0019ea9f"/>
    </style:style>
    <style:style style:name="P12" style:family="paragraph" style:parent-style-name="Standard">
      <style:text-properties officeooo:rsid="001b50a7" officeooo:paragraph-rsid="001b50a7"/>
    </style:style>
    <style:style style:name="P13" style:family="paragraph" style:parent-style-name="Standard">
      <style:text-properties fo:color="#ff0066" fo:language="pt" fo:country="PT" officeooo:rsid="0014bd69" officeooo:paragraph-rsid="0014bd69"/>
    </style:style>
    <style:style style:name="P14" style:family="paragraph" style:parent-style-name="Standard">
      <style:text-properties fo:color="#ff0066" fo:language="pt" fo:country="PT" officeooo:rsid="001b50a7" officeooo:paragraph-rsid="001b50a7"/>
    </style:style>
    <style:style style:name="P15" style:family="paragraph" style:parent-style-name="Standard">
      <style:text-properties officeooo:rsid="001cc02a" officeooo:paragraph-rsid="001cc02a"/>
    </style:style>
    <style:style style:name="P16" style:family="paragraph" style:parent-style-name="Standard">
      <style:text-properties fo:color="#3333ff" officeooo:rsid="0016b164" officeooo:paragraph-rsid="001cc02a"/>
    </style:style>
    <style:style style:name="T1" style:family="text">
      <style:text-properties officeooo:rsid="0014ce52"/>
    </style:style>
    <style:style style:name="T2" style:family="text">
      <style:text-properties officeooo:rsid="00192ad2"/>
    </style:style>
    <style:style style:name="T3" style:family="text">
      <style:text-properties fo:color="#ff0066"/>
    </style:style>
    <style:style style:name="T4" style:family="text">
      <style:text-properties officeooo:rsid="0019ea9f"/>
    </style:style>
    <style:style style:name="T5" style:family="text">
      <style:text-properties officeooo:rsid="001ae3b3"/>
    </style:style>
    <style:style style:name="T6" style:family="text">
      <style:text-properties officeooo:rsid="001b50a7"/>
    </style:style>
    <style:style style:name="T7" style:family="text">
      <style:text-properties fo:color="#ff00cc"/>
    </style:style>
    <style:style style:name="T8" style:family="text">
      <style:text-properties fo:color="#ff00cc" officeooo:rsid="0014ce52"/>
    </style:style>
    <style:style style:name="T9" style:family="text">
      <style:text-properties fo:color="#ff00cc" officeooo:rsid="001b50a7"/>
    </style:style>
    <style:style style:name="T10" style:family="text">
      <style:text-properties officeooo:rsid="0016b164"/>
    </style:style>
    <style:style style:name="T11" style:family="text">
      <style:text-properties officeooo:rsid="001cc02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intetizei ao máximo pra não extrapolar o objeto. Fique à vontade pra usar ou não qq coisa, tal qual para pedir outras. </text:p>
      <text:p text:style-name="P5"/>
      <text:p text:style-name="P5"/>
      <text:p text:style-name="P5"><text:bookmark text:name="result_box"/>Podemos usar o comprimento de palavras e frases? <text:span text:style-name="T4">(sua pergunta nas conclusões)</text:span></text:p>
      <text:p text:style-name="P2"><text:span text:style-name="T2">Sim, h</text:span>aja vista que essas medidas refletem o desenvolvimento do estilo em James Joyce. <text:span text:style-name="T1">Ele</text:span> passa a utilizar um maior numero de palavras-valise e onomatopeias a partir do Ulysses mas, fundamentalmente, faz da junção de termos uma escolha poética que, através do agigantamento e da deformação das palavras (muitas vezes são fundidas palavras de varias línguas diferentes) gera um grau de indeterminação<text:span text:style-name="T2">/abstração</text:span> que exige do leitor uma atitude performática (de sujeito da obra) na busca de significados, os quais tem caráter sempre flutuante. <text:span text:style-name="T1">Essa poética da abertura é trabalhada na Obra Aberta (ECO, 2000) e a indeterminação interpretativa gerada pelas palavras-valise é problematizada nos ensaios Desfazendo as Palavras-Valise (ATTRIDGE, 1988) e Duas Palavras <text:s/>por Joyce (Derrida, 1987). </text:span><text:span text:style-name="T8">Obs: O alto número de palavras-valise em FW certamente influenciou o menor índice de palavras conhecidas </text:span><text:span text:style-name="T9">(Figura 5)</text:span><text:span text:style-name="T8">. </text:span><text:span text:style-name="T1"><text:s/></text:span></text:p>
      <text:p text:style-name="P1"/>
      <text:p text:style-name="P6"><text:span text:style-name="T6">Reflexões</text:span> ou complementos para a Figura 1</text:p>
      <text:p text:style-name="P3">A proximidade de Portrait e Dubliners confirma escolhas <text:span text:style-name="T2">técnicas</text:span> e <text:span text:style-name="T2">estilísticas</text:span> parecidas para as duas obras, que, embora germinem elementos importantes dos romances futuros, ainda possuem muitas marcas da prosa realista. <text:span text:style-name="T2">A proximidade com a Bíblia pode ser consequência da objetividade do texto desta. De outro modo, Stephen Hero pode estar entre os dois grupos por não apresentar a fluidez de Portrait e de Dubliners nem as propostas revolucionárias de Ulysses e Finnegans Wake.</text:span></text:p>
      <text:p text:style-name="P3"/>
      <text:p text:style-name="P4">Sugestão de complemento para o texto da figura 2. Depois de Sthepen Hero, <text:span text:style-name="T3">que das obras em prosa de Joyce é a mais ortodoxa</text:span>. <text:span text:style-name="T6">(isso acaba complementado o meus comentários sobre a figura 1)</text:span></text:p>
      <text:p text:style-name="P4"/>
      <text:p text:style-name="P11"><text:span text:style-name="T7">Referencias Bibliográficas</text:span></text:p>
      <text:p text:style-name="P10">Attridge, Derek. <text:span text:style-name="T5">(1988). Unpacking the Portmanteau, or, Who`s Afraid of Finnegans Wake?, em Peculiar Language. (N.Y. Cornell University Press).</text:span></text:p>
      <text:p text:style-name="P7">Derrida, Jacques. (1987). Deux mots pour Joyce, em Ulysses Gramophone. (Paris. Galilee).</text:p>
      <text:p text:style-name="P8">Eco, Umberto. (2000). Obra Aberta. (S<text:span text:style-name="T6">ão</text:span> <text:span text:style-name="T6">P</text:span>aulo. Perspectiva<text:span text:style-name="T6">).</text:span></text:p>
      <text:p text:style-name="P11"><text:s/></text:p>
      <text:p text:style-name="P11"/>
      <text:p text:style-name="P9">Errinhos na digitação e outras coisinhas</text:p>
      <text:p text:style-name="P12">meu e-mail novinho: <text:a xlink:type="simple" xlink:href="mailto:henriquegarcia.pesquisa@gmail.com" text:style-name="Internet_20_link" text:visited-style-name="Visited_20_Internet_20_Link"><text:span text:style-name="T10">henriquegarcia.pesquisa@gmail.com</text:span></text:a></text:p>
      <text:p text:style-name="P12"/>
      <text:p text:style-name="P12">nome artístico do seus amigo: Luis Henrique Garcia</text:p>
      <text:p text:style-name="P12"/>
      <text:p text:style-name="P12">Não vira colocar James Joyce nas palavras-chave?</text:p>
      <text:p text:style-name="P12"/>
      <text:p text:style-name="P15">Na página 2 (corpus) parece que você explodiu o Bloom e o tornou Boom. As datas também não batem (afinal é 98 ou 99?)</text:p>
      <text:p text:style-name="P15"/>
      <text:p text:style-name="P15">Mais abaixo você chamou a C. Lispector de Linspector kkk</text:p>
      <text:p text:style-name="P15"/>
      <text:p text:style-name="P15">Na página 7, no texto da figura 5 falta um R em faction, pouco depois do primeiro ponto final.</text:p>
      <text:p text:style-name="P15"/>
      <text:p text:style-name="P15">No último item das conclusões (página 8) você não trocou a figura 5 pela 4?</text:p>
      <text:p text:style-name="P15"/>
      <text:p text:style-name="P15"/>
      <text:p text:style-name="P16"><text:span text:style-name="T11">Abraço do mais gato dos seus amigos, q também é seu admirador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1:59:14.817489052</meta:creation-date>
    <dc:date>2017-08-20T19:01:37.834848887</dc:date>
    <meta:editing-duration>PT22M21S</meta:editing-duration>
    <meta:editing-cycles>2</meta:editing-cycles>
    <meta:generator>LibreOffice/5.0.4.2$Linux_X86_64 LibreOffice_project/00m0$Build-2</meta:generator>
    <meta:document-statistic meta:table-count="0" meta:image-count="0" meta:object-count="0" meta:page-count="1" meta:paragraph-count="20" meta:word-count="430" meta:character-count="2726" meta:non-whitespace-character-count="2310"/>
  </office:meta>
</office:document-meta>
</file>